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3.205cm"/>
    </style:style>
    <style:style style:name="co11" style:family="table-column">
      <style:table-column-properties fo:break-before="auto" style:column-width="7.784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1.43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38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fo:font-weight="normal" style:font-name-asian="Futura-book" style:font-size-asian="10pt" style:font-weight-asian="normal" style:font-name-complex="Futura-book" style:font-size-complex="10pt" style:font-weight-complex="normal"/>
    </style:style>
    <style:style style:name="ce139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fo:font-weight="normal" style:font-name-asian="Futura-book" style:font-size-asian="10pt" style:font-weight-asian="normal" style:font-name-complex="Futura-book" style:font-size-complex="10pt" style:font-weight-complex="normal"/>
    </style:style>
    <style:style style:name="ce1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9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7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2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3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56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5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9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9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7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6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7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20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2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3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  <style:style style:name="ce247" style:family="table-cell" style:parent-style-name="Default" style:data-style-name="N100">
      <style:table-cell-properties style:rotation-align="none"/>
    </style:style>
    <style:style style:name="ce2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9" style:family="table-cell" style:parent-style-name="Default" style:data-style-name="N4">
      <style:table-cell-properties style:rotation-align="none"/>
    </style:style>
    <style:style style:name="ce250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20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INVENTARI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Inventarios 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3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3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13" office:value-type="string" calcext:value-type="string" table:number-columns-spanned="1" table:number-rows-spanned="2">
            <text:p>Ref</text:p>
          </table:table-cell>
          <table:table-cell table:style-name="ce113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136"/>
          <table:table-cell table:style-name="ce155"/>
          <table:table-cell table:style-name="ce136"/>
          <table:table-cell table:style-name="ce16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3"/>
          <table:table-cell table:style-name="ce203"/>
          <table:table-cell table:style-name="ce208"/>
          <table:table-cell table:style-name="ce199" office:value-type="float" office:value="0" calcext:value-type="float">
            <text:p>- </text:p>
          </table:table-cell>
          <table:table-cell table:style-name="ce222" table:formula="of:=[.L14]/[.$L$30]" office:value-type="percentage" office:value="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1-2-1-01-01-001" calcext:value-type="string">
            <text:p><text:s/>1-2-1-01-01-001 </text:p>
          </table:table-cell>
          <table:table-cell table:style-name="ce37" office:value-type="string" office:string-value="INVENTARIO EN TRANSITO " calcext:value-type="string">
            <text:p><text:s/>INVENTARIO EN TRANSITO <text:s/></text:p>
          </table:table-cell>
          <table:table-cell table:style-name="ce137" office:value-type="float" office:value="156890.83" calcext:value-type="float">
            <text:p>156891 </text:p>
          </table:table-cell>
          <table:table-cell table:style-name="ce140"/>
          <table:table-cell table:style-name="ce137"/>
          <table:table-cell table:style-name="ce169" table:formula="of:=[.C15]-[.D15]+[.E15]" office:value-type="float" office:value="156890.83" calcext:value-type="float">
            <text:p>156891 </text:p>
          </table:table-cell>
          <table:table-cell table:style-name="ce40" office:value-type="string" office:string-value="1-2-1-01-01-001" calcext:value-type="string">
            <text:p><text:s/>1-2-1-01-01-001 </text:p>
          </table:table-cell>
          <table:table-cell table:style-name="ce37" office:value-type="string" office:string-value="INVENTARIO EN TRANSITO " calcext:value-type="string">
            <text:p><text:s/>INVENTARIO EN TRANSITO <text:s/></text:p>
          </table:table-cell>
          <table:table-cell table:style-name="ce194" office:value-type="float" office:value="80964.01" calcext:value-type="float">
            <text:p>80964 </text:p>
          </table:table-cell>
          <table:table-cell table:style-name="ce204"/>
          <table:table-cell table:style-name="ce209"/>
          <table:table-cell table:style-name="ce199" table:formula="of:=[.F15]-[.I15]" office:value-type="float" office:value="75926.82" calcext:value-type="float">
            <text:p>75927 </text:p>
          </table:table-cell>
          <table:table-cell table:style-name="ce222" table:formula="of:=[.L15]/[.$L$30]" office:value-type="percentage" office:value="0.990450679804004" calcext:value-type="percentage">
            <text:p>99.05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1-2-1-01-01-002" calcext:value-type="string">
            <text:p><text:s/>1-2-1-01-01-002 </text:p>
          </table:table-cell>
          <table:table-cell table:style-name="ce37" office:value-type="string" office:string-value="INVENTARIO GUAYAQUIL" calcext:value-type="string">
            <text:p><text:s/>INVENTARIO GUAYAQUIL </text:p>
          </table:table-cell>
          <table:table-cell table:style-name="ce137" office:value-type="float" office:value="0" calcext:value-type="float">
            <text:p>- </text:p>
          </table:table-cell>
          <table:table-cell table:style-name="ce140"/>
          <table:table-cell table:style-name="ce137"/>
          <table:table-cell table:style-name="ce169" table:formula="of:=[.C16]-[.D16]+[.E16]" office:value-type="float" office:value="0" calcext:value-type="float">
            <text:p>- </text:p>
          </table:table-cell>
          <table:table-cell table:style-name="ce40" office:value-type="string" office:string-value="1-2-1-01-01-002" calcext:value-type="string">
            <text:p><text:s/>1-2-1-01-01-002 </text:p>
          </table:table-cell>
          <table:table-cell table:style-name="ce37" office:value-type="string" office:string-value="INVENTARIO GUAYAQUIL" calcext:value-type="string">
            <text:p><text:s/>INVENTARIO GUAYAQUIL </text:p>
          </table:table-cell>
          <table:table-cell table:style-name="ce194" office:value-type="float" office:value="0" calcext:value-type="float">
            <text:p>- </text:p>
          </table:table-cell>
          <table:table-cell table:style-name="ce204"/>
          <table:table-cell table:style-name="ce209"/>
          <table:table-cell table:style-name="ce199" table:formula="of:=[.F16]-[.I16]" office:value-type="float" office:value="0" calcext:value-type="float">
            <text:p>- </text:p>
          </table:table-cell>
          <table:table-cell table:style-name="ce222" table:formula="of:=[.L16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1-2-1-02-01-001" calcext:value-type="string">
            <text:p><text:s/>1-2-1-02-01-001 </text:p>
          </table:table-cell>
          <table:table-cell table:style-name="ce37" office:value-type="string" office:string-value="TRAMITES DESADUANIZACION" calcext:value-type="string">
            <text:p><text:s/>TRAMITES DESADUANIZACION </text:p>
          </table:table-cell>
          <table:table-cell table:style-name="ce137" office:value-type="float" office:value="1481.24" calcext:value-type="float">
            <text:p>1481 </text:p>
          </table:table-cell>
          <table:table-cell table:style-name="ce140"/>
          <table:table-cell table:style-name="ce137"/>
          <table:table-cell table:style-name="ce169" table:formula="of:=[.C17]-[.D17]+[.E17]" office:value-type="float" office:value="1481.24" calcext:value-type="float">
            <text:p>1481 </text:p>
          </table:table-cell>
          <table:table-cell table:style-name="ce40" office:value-type="string" office:string-value="1-2-1-02-01-001" calcext:value-type="string">
            <text:p><text:s/>1-2-1-02-01-001 </text:p>
          </table:table-cell>
          <table:table-cell table:style-name="ce37" office:value-type="string" office:string-value="TRAMITES DESADUANIZACION" calcext:value-type="string">
            <text:p><text:s/>TRAMITES DESADUANIZACION </text:p>
          </table:table-cell>
          <table:table-cell table:style-name="ce194" office:value-type="float" office:value="750" calcext:value-type="float">
            <text:p>750 </text:p>
          </table:table-cell>
          <table:table-cell table:style-name="ce204"/>
          <table:table-cell table:style-name="ce209"/>
          <table:table-cell table:style-name="ce199" table:formula="of:=[.F17]-[.I17]" office:value-type="float" office:value="731.24" calcext:value-type="float">
            <text:p>731 </text:p>
          </table:table-cell>
          <table:table-cell table:style-name="ce222" table:formula="of:=[.L17]/[.$L$30]" office:value-type="percentage" office:value="0.00953888435074563" calcext:value-type="percentage">
            <text:p>0.95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2" office:value-type="string" calcext:value-type="string">
            <text:p>1-2-1-02-01-002</text:p>
          </table:table-cell>
          <table:table-cell table:style-name="ce42" office:value-type="string" calcext:value-type="string">
            <text:p>EVERCEED</text:p>
          </table:table-cell>
          <table:table-cell table:style-name="ce137" office:value-type="float" office:value="0.8" calcext:value-type="float">
            <text:p>1 </text:p>
          </table:table-cell>
          <table:table-cell table:style-name="ce137" table:number-columns-repeated="2"/>
          <table:table-cell table:style-name="ce169" table:formula="of:=[.C18]-[.D18]+[.E18]" office:value-type="float" office:value="0.8" calcext:value-type="float">
            <text:p>1 </text:p>
          </table:table-cell>
          <table:table-cell table:style-name="ce42" office:value-type="string" calcext:value-type="string">
            <text:p>1-2-1-02-01-002</text:p>
          </table:table-cell>
          <table:table-cell table:style-name="ce42" office:value-type="string" calcext:value-type="string">
            <text:p>EVERCEED</text:p>
          </table:table-cell>
          <table:table-cell table:style-name="ce137" office:value-type="float" office:value="0" calcext:value-type="float">
            <text:p>- </text:p>
          </table:table-cell>
          <table:table-cell table:style-name="ce204"/>
          <table:table-cell table:style-name="ce209"/>
          <table:table-cell table:style-name="ce199" table:formula="of:=[.F18]-[.I18]" office:value-type="float" office:value="0.8" calcext:value-type="float">
            <text:p>1 </text:p>
          </table:table-cell>
          <table:table-cell table:style-name="ce222" table:formula="of:=[.L18]/[.$L$30]" office:value-type="percentage" office:value="0.0000104358452499815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51"/>
          <table:table-cell table:style-name="ce137"/>
          <table:table-cell table:style-name="ce156"/>
          <table:table-cell table:style-name="ce166"/>
          <table:table-cell table:style-name="ce136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94"/>
          <table:table-cell table:style-name="ce204"/>
          <table:table-cell table:style-name="ce209"/>
          <table:table-cell table:style-name="ce199" table:formula="of:=[.F19]-[.I19]" office:value-type="float" office:value="0" calcext:value-type="float">
            <text:p>- </text:p>
          </table:table-cell>
          <table:table-cell table:style-name="ce222" table:formula="of:=[.L19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26"/>
          <table:table-cell table:style-name="ce137"/>
          <table:table-cell table:style-name="ce156"/>
          <table:table-cell table:style-name="ce137"/>
          <table:table-cell table:style-name="ce136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94"/>
          <table:table-cell table:style-name="ce204"/>
          <table:table-cell table:style-name="ce209"/>
          <table:table-cell table:style-name="ce199" table:formula="of:=[.F20]-[.I20]" office:value-type="float" office:value="0" calcext:value-type="float">
            <text:p>- </text:p>
          </table:table-cell>
          <table:table-cell table:style-name="ce222" table:formula="of:=[.L20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38"/>
          <table:table-cell table:style-name="ce140"/>
          <table:table-cell table:style-name="ce137"/>
          <table:table-cell table:style-name="ce136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6"/>
          <table:table-cell table:style-name="ce204"/>
          <table:table-cell table:style-name="ce209"/>
          <table:table-cell table:style-name="ce199" table:formula="of:=[.F21]-[.I21]" office:value-type="float" office:value="0" calcext:value-type="float">
            <text:p>- </text:p>
          </table:table-cell>
          <table:table-cell table:style-name="ce222" table:formula="of:=[.L21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39"/>
          <table:table-cell table:style-name="ce140"/>
          <table:table-cell table:style-name="ce137"/>
          <table:table-cell table:style-name="ce136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7"/>
          <table:table-cell table:style-name="ce204"/>
          <table:table-cell table:style-name="ce209"/>
          <table:table-cell table:style-name="ce199" table:formula="of:=[.F22]-[.I22]" office:value-type="float" office:value="0" calcext:value-type="float">
            <text:p>- </text:p>
          </table:table-cell>
          <table:table-cell table:style-name="ce222" table:formula="of:=[.L22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39"/>
          <table:table-cell table:style-name="ce140"/>
          <table:table-cell table:style-name="ce137"/>
          <table:table-cell table:style-name="ce136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7"/>
          <table:table-cell table:style-name="ce204"/>
          <table:table-cell table:style-name="ce209"/>
          <table:table-cell table:style-name="ce199" table:formula="of:=[.F23]-[.I23]" office:value-type="float" office:value="0" calcext:value-type="float">
            <text:p>- </text:p>
          </table:table-cell>
          <table:table-cell table:style-name="ce222" table:formula="of:=[.L23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39"/>
          <table:table-cell table:style-name="ce140"/>
          <table:table-cell table:style-name="ce137"/>
          <table:table-cell table:style-name="ce136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4"/>
          <table:table-cell table:style-name="ce205"/>
          <table:table-cell table:style-name="ce209"/>
          <table:table-cell table:style-name="ce199" table:formula="of:=[.F24]-[.I24]" office:value-type="float" office:value="0" calcext:value-type="float">
            <text:p>- </text:p>
          </table:table-cell>
          <table:table-cell table:style-name="ce222" table:formula="of:=[.L24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8" table:number-columns-repeated="2"/>
          <table:table-cell table:style-name="ce140"/>
          <table:table-cell table:style-name="ce137" table:number-columns-repeated="2"/>
          <table:table-cell table:style-name="ce136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5"/>
          <table:table-cell table:style-name="ce204"/>
          <table:table-cell table:style-name="ce209"/>
          <table:table-cell table:style-name="ce199" table:formula="of:=[.F25]-[.I25]" office:value-type="float" office:value="0" calcext:value-type="float">
            <text:p>- </text:p>
          </table:table-cell>
          <table:table-cell table:style-name="ce222" table:formula="of:=[.L25]/[.$L$30]" office:value-type="percentage" office:value="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37"/>
          <table:table-cell table:style-name="ce156"/>
          <table:table-cell table:style-name="ce137"/>
          <table:table-cell table:style-name="ce136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94"/>
          <table:table-cell table:style-name="ce205"/>
          <table:table-cell table:style-name="ce209"/>
          <table:table-cell table:style-name="ce199" table:formula="of:=[.F26]-[.I26]" office:value-type="float" office:value="0" calcext:value-type="float">
            <text:p>- </text:p>
          </table:table-cell>
          <table:table-cell table:style-name="ce222" table:formula="of:=[.L26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94"/>
          <table:table-cell table:style-name="ce157"/>
          <table:table-cell table:style-name="ce194" table:number-columns-repeated="2"/>
          <table:table-cell table:style-name="ce47"/>
          <table:table-cell table:style-name="ce39"/>
          <table:table-cell table:style-name="ce194"/>
          <table:table-cell table:style-name="ce205"/>
          <table:table-cell table:style-name="ce209"/>
          <table:table-cell table:style-name="ce199" table:formula="of:=[.F27]-[.I27]" office:value-type="float" office:value="0" calcext:value-type="float">
            <text:p>- </text:p>
          </table:table-cell>
          <table:table-cell table:style-name="ce222" table:formula="of:=[.L27]/[.$L$30]" office:value-type="percentage" office:value="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198" table:number-columns-repeated="4"/>
          <table:table-cell table:style-name="ce65" table:number-columns-repeated="2"/>
          <table:table-cell table:style-name="ce198"/>
          <table:table-cell table:style-name="ce203"/>
          <table:table-cell table:style-name="ce208"/>
          <table:table-cell table:style-name="ce198"/>
          <table:table-cell table:style-name="ce223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143"/>
          <table:table-cell table:style-name="ce158"/>
          <table:table-cell table:style-name="ce199"/>
          <table:table-cell table:style-name="ce170"/>
          <table:table-cell table:style-name="ce29"/>
          <table:table-cell table:style-name="ce69"/>
          <table:table-cell table:style-name="ce199"/>
          <table:table-cell table:style-name="ce206"/>
          <table:table-cell table:style-name="ce210"/>
          <table:table-cell table:style-name="ce213"/>
          <table:table-cell table:style-name="ce224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200" table:formula="of:=SUM([.C14:.C27])" office:value-type="float" office:value="158372.87" calcext:value-type="float">
            <text:p>158373 </text:p>
          </table:table-cell>
          <table:table-cell table:style-name="ce200" table:formula="of:=SUM([.D14:.D27])" office:value-type="float" office:value="0" calcext:value-type="float">
            <text:p>- </text:p>
          </table:table-cell>
          <table:table-cell table:style-name="ce200" table:formula="of:=SUM([.E14:.E27])" office:value-type="float" office:value="0" calcext:value-type="float">
            <text:p>- </text:p>
          </table:table-cell>
          <table:table-cell table:style-name="ce200" table:formula="of:=SUM([.F14:.F27])" office:value-type="float" office:value="158372.87" calcext:value-type="float">
            <text:p>158373 </text:p>
          </table:table-cell>
          <table:table-cell table:style-name="ce75" table:number-columns-repeated="2"/>
          <table:table-cell table:style-name="ce200" table:formula="of:=SUM([.I14:.I27])" office:value-type="float" office:value="81714.01" calcext:value-type="float">
            <text:p>81714 </text:p>
          </table:table-cell>
          <table:table-cell table:style-name="ce200" table:number-columns-repeated="2"/>
          <table:table-cell table:style-name="ce200" table:formula="of:=SUM([.L14:.L27])" office:value-type="float" office:value="76658.86" calcext:value-type="float">
            <text:p>76659 </text:p>
          </table:table-cell>
          <table:table-cell table:style-name="ce225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3"/>
          <table:table-cell table:style-name="ce84"/>
          <table:table-cell table:style-name="ce176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Inventario de tránsito </text:p>
          </table:table-cell>
          <table:table-cell table:style-name="ce177" table:formula="of:=SUM([.F15])" office:value-type="float" office:value="156890.83" calcext:value-type="float">
            <text:p>156891 </text:p>
          </table:table-cell>
          <table:table-cell table:style-name="ce177" table:formula="of:=SUM([.I15])" office:value-type="float" office:value="80964.01" calcext:value-type="float">
            <text:p>80964 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Mercaderías</text:p>
          </table:table-cell>
          <table:table-cell table:style-name="ce177" table:formula="of:=SUM([.F16:.F18])" office:value-type="float" office:value="1482.04" calcext:value-type="float">
            <text:p>1482 </text:p>
          </table:table-cell>
          <table:table-cell table:style-name="ce177" table:formula="of:=SUM([.I16:.I18])" office:value-type="float" office:value="750" calcext:value-type="float">
            <text:p>750 </text:p>
          </table:table-cell>
          <table:table-cell table:number-columns-repeated="1020"/>
        </table:table-row>
        <table:table-row table:style-name="ro1">
          <table:table-cell/>
          <table:table-cell table:style-name="ce86"/>
          <table:table-cell table:style-name="ce178" table:number-columns-repeated="2"/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Total</text:p>
          </table:table-cell>
          <table:table-cell table:style-name="ce91" table:formula="of:=+SUM([.C36:.C38])" office:value-type="float" office:value="158372.87" calcext:value-type="float">
            <text:p>158373 </text:p>
          </table:table-cell>
          <table:table-cell table:style-name="ce179" table:formula="of:=+SUM([.D36:.D38])" office:value-type="float" office:value="81714.01" calcext:value-type="float">
            <text:p>81714 </text:p>
          </table:table-cell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52"/>
          <table:table-cell table:style-name="ce165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53" table:formula="of:=[.C39]-[.C42]" office:value-type="float" office:value="158372.87" calcext:value-type="float">
            <text:p>158373 </text:p>
          </table:table-cell>
          <table:table-cell table:style-name="ce153" table:formula="of:=[.D39]-[.D42]" office:value-type="float" office:value="81714.01" calcext:value-type="float">
            <text:p>81714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Inventarios" table:style-name="ta2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20" table:default-cell-style-name="Default"/>
        <table:table-row table:style-name="ro1">
          <table:table-cell table:number-columns-repeated="829"/>
        </table:table-row>
        <table:table-row table:style-name="ro6">
          <table:table-cell table:style-name="ce247" office:value-type="string" calcext:value-type="string">
            <text:p>1-2-1-01</text:p>
          </table:table-cell>
          <table:table-cell table:style-name="ce248" office:value-type="string" calcext:value-type="string">
            <text:p>INVENTARIO </text:p>
          </table:table-cell>
          <table:table-cell table:style-name="ce249" office:value-type="float" office:value="80964.01" calcext:value-type="float">
            <text:p>80,964.01</text:p>
          </table:table-cell>
          <table:table-cell table:style-name="ce249" table:number-columns-repeated="3"/>
          <table:table-cell table:number-columns-repeated="2"/>
          <table:table-cell table:style-name="ce249" table:number-columns-repeated="2"/>
          <table:table-cell table:number-columns-repeated="819"/>
        </table:table-row>
        <table:table-row table:style-name="ro6">
          <table:table-cell table:style-name="ce247" office:value-type="string" calcext:value-type="string">
            <text:p>1-2-1-01-01</text:p>
          </table:table-cell>
          <table:table-cell table:style-name="ce248" office:value-type="string" calcext:value-type="string">
            <text:p>INVENTARIO BODEGA</text:p>
          </table:table-cell>
          <table:table-cell table:style-name="ce249" office:value-type="float" office:value="80964.01" calcext:value-type="float">
            <text:p>80,964.01</text:p>
          </table:table-cell>
          <table:table-cell table:style-name="ce249" table:number-columns-repeated="3"/>
          <table:table-cell table:number-columns-repeated="2"/>
          <table:table-cell table:style-name="ce249" table:number-columns-repeated="2"/>
          <table:table-cell table:number-columns-repeated="819"/>
        </table:table-row>
        <table:table-row table:style-name="ro6">
          <table:table-cell table:style-name="ce247" office:value-type="string" calcext:value-type="string">
            <text:p>1-2-1-01-01-001</text:p>
          </table:table-cell>
          <table:table-cell table:style-name="ce248" office:value-type="string" calcext:value-type="string">
            <text:p>INVENTARIO EN TRANSITO</text:p>
          </table:table-cell>
          <table:table-cell table:style-name="ce249" office:value-type="float" office:value="80964.01" calcext:value-type="float">
            <text:p>80,964.01</text:p>
          </table:table-cell>
          <table:table-cell table:style-name="ce249" office:value-type="float" office:value="340198.15" calcext:value-type="float">
            <text:p>340,198.15</text:p>
          </table:table-cell>
          <table:table-cell table:style-name="ce249" office:value-type="float" office:value="264271.33" calcext:value-type="float">
            <text:p>264,271.33</text:p>
          </table:table-cell>
          <table:table-cell table:style-name="ce249" office:value-type="float" office:value="156890.83" calcext:value-type="float">
            <text:p>156,890.8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 table:number-columns-repeated="3"/>
          <table:table-cell table:style-name="ce249" table:number-columns-repeated="2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1,076.0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502" calcext:value-type="float">
            <text:p>169502</text:p>
          </table:table-cell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ND 017592-0 :ND:0-017592 TD020-19 SERV.TRANSF ENV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1,096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702" calcext:value-type="float">
            <text:p>169702</text:p>
          </table:table-cell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ND 00175792-0 :ND:0-00175792 GSTO EXTERIOR TRANSF.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2,177.3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081.29" calcext:value-type="float">
            <text:p>1,081.29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602" calcext:value-type="float">
            <text:p>169602</text:p>
          </table:table-cell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ND 0175792-0 :ND:0-0175792 Impuesto salidas de div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36,888.84</text:p>
          </table:table-cell>
          <table:table-cell table:style-name="ce249" office:value-type="float" office:value="45288.46" calcext:value-type="float">
            <text:p>45,288.46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7,171.47</text:p>
          </table:table-cell>
          <table:table-cell office:value-type="float" office:value="0" calcext:value-type="float">
            <text:p>0</text:p>
          </table:table-cell>
          <table:table-cell office:value-type="float" office:value="282.63" calcext:value-type="float">
            <text:p>282.6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802" calcext:value-type="float">
            <text:p>1708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00174006-0 :ND:0-00174006 IMPUESTO A LA SALIDA 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7,191.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902" calcext:value-type="float">
            <text:p>1709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00017406-0 :ND:0-00017406 GASTO EXTERIOR TRANSF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7,356.96</text:p>
          </table:table-cell>
          <table:table-cell office:value-type="float" office:value="0" calcext:value-type="float">
            <text:p>0</text:p>
          </table:table-cell>
          <table:table-cell office:value-type="float" office:value="165.49" calcext:value-type="float">
            <text:p>165.4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7,357.5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502" calcext:value-type="float">
            <text:p>1715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550638-0 :ND:0-550638 CARGO MAS IVA POR RECAUDA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7,452.93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702" calcext:value-type="float">
            <text:p>1707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0174006-0 :ND:0-0174006 Cargo mas iva por serv.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5,727.51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8274.58" calcext:value-type="float">
            <text:p>8,274.58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-6,030.74</text:p>
          </table:table-cell>
          <table:table-cell table:style-name="ce249" office:value-type="float" office:value="51758.25" calcext:value-type="float">
            <text:p>51,758.25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824.77</text:p>
          </table:table-cell>
          <table:table-cell office:value-type="float" office:value="0" calcext:value-type="float">
            <text:p>0</text:p>
          </table:table-cell>
          <table:table-cell office:value-type="float" office:value="205.97" calcext:value-type="float">
            <text:p>205.9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824.20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902" calcext:value-type="float">
            <text:p>1719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311450-0 :ND:0-1311450 cargo mas iva recaudac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728.8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102" calcext:value-type="float">
            <text:p>1721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174555-0 :ND:0-0174555 Cargo mas iva por serv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708.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302" calcext:value-type="float">
            <text:p>1723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00174555-0 :ND:0-000174555 Gatos exterior tran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613.4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102" calcext:value-type="float">
            <text:p>1731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175934-0 :ND:0-0175934 Cargo mas iva por serv.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330.77</text:p>
          </table:table-cell>
          <table:table-cell office:value-type="float" office:value="0" calcext:value-type="float">
            <text:p>0</text:p>
          </table:table-cell>
          <table:table-cell office:value-type="float" office:value="282.63" calcext:value-type="float">
            <text:p>282.6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202" calcext:value-type="float">
            <text:p>1732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0175934-0 :ND:0-00175934 Impuesto salida de d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5,310.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302" calcext:value-type="float">
            <text:p>1733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00175934-0 :ND:0-000175934 Gasto exterior tran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987.93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0298.7" calcext:value-type="float">
            <text:p>10,298.7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5,201.10</text:p>
          </table:table-cell>
          <table:table-cell office:value-type="float" office:value="0" calcext:value-type="float">
            <text:p>0</text:p>
          </table:table-cell>
          <table:table-cell office:value-type="float" office:value="213.17" calcext:value-type="float">
            <text:p>213.1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202" calcext:value-type="float">
            <text:p>1722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00174555-0 :ND:0-00174555 Impuesto salida de d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3,726.1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68525" calcext:value-type="float">
            <text:p>68,525.0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3,838.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002" calcext:value-type="float">
            <text:p>1740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176136-0 :ND:0-0176136 CARGO MAS IVA TRANSFERE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5,148.6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10.5" calcext:value-type="float">
            <text:p>1,310.5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102" calcext:value-type="float">
            <text:p>1741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0176136-0 :ND:0-00176136 IMPUESTO SALIDA DIVIS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5,168.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102" calcext:value-type="float">
            <text:p>1751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00176191-0 :ND:0-000176191 GASTO EXT. TRANSF. 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5,280.6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902" calcext:value-type="float">
            <text:p>1749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176191-0 :ND:0-0176191 CARGO MAS IVA SERV. TRA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5,905.85</text:p>
          </table:table-cell>
          <table:table-cell office:value-type="float" office:value="0" calcext:value-type="float">
            <text:p>0</text:p>
          </table:table-cell>
          <table:table-cell office:value-type="float" office:value="625.25" calcext:value-type="float">
            <text:p>625.2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002" calcext:value-type="float">
            <text:p>1750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0176191-0 :ND:0-00176191 IMPUESTO SALIDA DIVID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5,925.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202" calcext:value-type="float">
            <text:p>1742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000176136-0 :ND:0-000176136 GASTO EXTERIOR TRAN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6,021.25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302" calcext:value-type="float">
            <text:p>1763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6080-0 :ND:0-1766080 CARGO MAS IVA TRANSF. E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6,234.42</text:p>
          </table:table-cell>
          <table:table-cell office:value-type="float" office:value="0" calcext:value-type="float">
            <text:p>0</text:p>
          </table:table-cell>
          <table:table-cell office:value-type="float" office:value="213.17" calcext:value-type="float">
            <text:p>213.17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402" calcext:value-type="float">
            <text:p>1764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60800-0 :ND:0-17660800 IMPUESTO SALIDA DE D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6,254.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902" calcext:value-type="float">
            <text:p>1769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769000-0 :ND:0-176769000 GASTO EXT. TRANSF. 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6,366.4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702" calcext:value-type="float">
            <text:p>1767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7690-0 :ND:0-1767690 CARGO MAS IVA SERV. TRA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7,051.67</text:p>
          </table:table-cell>
          <table:table-cell office:value-type="float" office:value="0" calcext:value-type="float">
            <text:p>0</text:p>
          </table:table-cell>
          <table:table-cell office:value-type="float" office:value="685.25" calcext:value-type="float">
            <text:p>685.25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802" calcext:value-type="float">
            <text:p>1768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76900-0 :ND:0-17676900 IMPUESTO SALIDA DIVIS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7,071.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502" calcext:value-type="float">
            <text:p>1765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608000-0 :ND:0-176608000 GASTOS EXT. TRANF. 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31,691.59</text:p>
          </table:table-cell>
          <table:table-cell table:style-name="ce249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6,325.39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54633.8" calcext:value-type="float">
            <text:p>54,633.8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6,345.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002" calcext:value-type="float">
            <text:p>1790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0000176883-0 :ND:0-0000176883 GASTO DEL EXTERIO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4,012.95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7667.56" calcext:value-type="float">
            <text:p>17,667.56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4,366.30</text:p>
          </table:table-cell>
          <table:table-cell office:value-type="float" office:value="0" calcext:value-type="float">
            <text:p>0</text:p>
          </table:table-cell>
          <table:table-cell office:value-type="float" office:value="353.35" calcext:value-type="float">
            <text:p>353.3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4,366.8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702" calcext:value-type="float">
            <text:p>1797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7167840-0 :ND:0-7167840 CARGO MAS IVA POR RECAU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6,246.87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880" calcext:value-type="float">
            <text:p>1,880.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6,421.8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7,202.27</text:p>
          </table:table-cell>
          <table:table-cell office:value-type="float" office:value="0" calcext:value-type="float">
            <text:p>0</text:p>
          </table:table-cell>
          <table:table-cell office:value-type="float" office:value="780.4" calcext:value-type="float">
            <text:p>780.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7,222.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7,498.57</text:p>
          </table:table-cell>
          <table:table-cell office:value-type="float" office:value="0" calcext:value-type="float">
            <text:p>0</text:p>
          </table:table-cell>
          <table:table-cell office:value-type="float" office:value="276.3" calcext:value-type="float">
            <text:p>276.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9335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7,943.11</text:p>
          </table:table-cell>
          <table:table-cell office:value-type="float" office:value="0" calcext:value-type="float">
            <text:p>0</text:p>
          </table:table-cell>
          <table:table-cell office:value-type="float" office:value="444.54" calcext:value-type="float">
            <text:p>444.5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143.1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278.1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340.61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580.6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812.71</text:p>
          </table:table-cell>
          <table:table-cell office:value-type="float" office:value="0" calcext:value-type="float">
            <text:p>0</text:p>
          </table:table-cell>
          <table:table-cell office:value-type="float" office:value="232.1" calcext:value-type="float">
            <text:p>232.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6910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8,872.40</text:p>
          </table:table-cell>
          <table:table-cell office:value-type="float" office:value="0" calcext:value-type="float">
            <text:p>0</text:p>
          </table:table-cell>
          <table:table-cell office:value-type="float" office:value="59.69" calcext:value-type="float">
            <text:p>59.6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4304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1,612.4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740" calcext:value-type="float">
            <text:p>2,740.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1,787.4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2,586.60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2,606.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9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2,856.6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2,931.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3,617.09</text:p>
          </table:table-cell>
          <table:table-cell office:value-type="float" office:value="0" calcext:value-type="float">
            <text:p>0</text:p>
          </table:table-cell>
          <table:table-cell office:value-type="float" office:value="685.49" calcext:value-type="float">
            <text:p>685.4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3,857.0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4,057.0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4,851.17</text:p>
          </table:table-cell>
          <table:table-cell office:value-type="float" office:value="0" calcext:value-type="float">
            <text:p>0</text:p>
          </table:table-cell>
          <table:table-cell office:value-type="float" office:value="794.08" calcext:value-type="float">
            <text:p>794.0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5,101.1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15,351.1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5,463.1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802" calcext:value-type="float">
            <text:p>1788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0176883-0 :ND:0-0176883 CARGO MAS IVA POR SERV.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7,042.1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579.01" calcext:value-type="float">
            <text:p>1,579.0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902" calcext:value-type="float">
            <text:p>1789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00176883-0 :ND:0-00176883 Impuesto a la salida 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1,662.10</text:p>
          </table:table-cell>
          <table:table-cell table:style-name="ce249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1,774.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102" calcext:value-type="float">
            <text:p>1811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177532-0 :ND:0-177532 CARGO MAS IVA POR SERV.TR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2,260.59</text:p>
          </table:table-cell>
          <table:table-cell office:value-type="float" office:value="0" calcext:value-type="float">
            <text:p>0</text:p>
          </table:table-cell>
          <table:table-cell office:value-type="float" office:value="486.49" calcext:value-type="float">
            <text:p>486.4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202" calcext:value-type="float">
            <text:p>1812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0177532-0 :ND:0-00177532 Impjuesto salida div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2,280.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302" calcext:value-type="float">
            <text:p>1813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000177532-0 :ND:0-0000177532 GASTO DEL EXTERIO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2,392.5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102" calcext:value-type="float">
            <text:p>1821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00177695-0 :ND:0-000177695 CARGO MAS IVA POR S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3,092.23</text:p>
          </table:table-cell>
          <table:table-cell office:value-type="float" office:value="0" calcext:value-type="float">
            <text:p>0</text:p>
          </table:table-cell>
          <table:table-cell office:value-type="float" office:value="699.64" calcext:value-type="float">
            <text:p>699.6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202" calcext:value-type="float">
            <text:p>1822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0177695-0 :ND:0-00177695 IMPUESTO SALIDA DIVIS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3,112.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302" calcext:value-type="float">
            <text:p>1823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177695-0 :ND:0-0177695 GASTO DEL EXTERIOR TRAN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7,329.22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4216.99" calcext:value-type="float">
            <text:p>14,216.9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7,613.56</text:p>
          </table:table-cell>
          <table:table-cell office:value-type="float" office:value="0" calcext:value-type="float">
            <text:p>0</text:p>
          </table:table-cell>
          <table:table-cell office:value-type="float" office:value="284.34" calcext:value-type="float">
            <text:p>284.3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87,614.1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502" calcext:value-type="float">
            <text:p>1825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35847-0 :ND:0-35847 CARGO MAS IVA POR RECAUDACI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50,747.34</text:p>
          </table:table-cell>
          <table:table-cell table:style-name="ce249" office:value-type="float" office:value="36866.79" calcext:value-type="float">
            <text:p>36,866.79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,149.67</text:p>
          </table:table-cell>
          <table:table-cell table:style-name="ce249" office:value-type="float" office:value="39597.67" calcext:value-type="float">
            <text:p>39,597.67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,966.27</text:p>
          </table:table-cell>
          <table:table-cell office:value-type="float" office:value="0" calcext:value-type="float">
            <text:p>0</text:p>
          </table:table-cell>
          <table:table-cell office:value-type="float" office:value="816.6" calcext:value-type="float">
            <text:p>816.6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2,436.20</text:p>
          </table:table-cell>
          <table:table-cell office:value-type="float" office:value="0" calcext:value-type="float">
            <text:p>0</text:p>
          </table:table-cell>
          <table:table-cell office:value-type="float" office:value="469.93" calcext:value-type="float">
            <text:p>469.9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2,676.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2,876.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3,011.2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3,073.7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3,248.7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,268.7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020" calcext:value-type="float">
            <text:p>2,020.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,491.85</text:p>
          </table:table-cell>
          <table:table-cell office:value-type="float" office:value="0" calcext:value-type="float">
            <text:p>0</text:p>
          </table:table-cell>
          <table:table-cell office:value-type="float" office:value="223.15" calcext:value-type="float">
            <text:p>223.1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5,419.55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9927.7" calcext:value-type="float">
            <text:p>139,927.7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6,758.83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39.28" calcext:value-type="float">
            <text:p>1,339.2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402" calcext:value-type="float">
            <text:p>186402</text:p>
          </table:table-cell>
          <table:table-cell table:style-name="ce250" office:value-type="date" office:date-value="2020-10-31" calcext:value-type="date">
            <text:p>31/10/2020</text:p>
          </table:table-cell>
          <table:table-cell office:value-type="string" calcext:value-type="string">
            <text:p>ND 122553-1 :ND:1-122553 EverExceed - PO #TD023-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6,870.8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502" calcext:value-type="float">
            <text:p>186502</text:p>
          </table:table-cell>
          <table:table-cell table:style-name="ce250" office:value-type="date" office:date-value="2020-10-31" calcext:value-type="date">
            <text:p>31/10/2020</text:p>
          </table:table-cell>
          <table:table-cell office:value-type="string" calcext:value-type="string">
            <text:p>ND 122553-2 :ND:2-122553 CARGO MAS IVA POR SERV.TR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56,890.8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602" calcext:value-type="float">
            <text:p>186602</text:p>
          </table:table-cell>
          <table:table-cell table:style-name="ce250" office:value-type="date" office:date-value="2020-10-31" calcext:value-type="date">
            <text:p>31/10/2020</text:p>
          </table:table-cell>
          <table:table-cell office:value-type="string" calcext:value-type="string">
            <text:p>ND 122553-3 :ND:3-122553 GASTO DEL EXTERIOR TRANSF</text:p>
          </table:table-cell>
          <table:table-cell/>
          <table:table-cell table:style-name="ce249"/>
          <table:table-cell table:number-columns-repeated="816"/>
        </table:table-row>
        <table:table-row table:style-name="ro6">
          <table:table-cell table:style-name="ce247" office:value-type="string" calcext:value-type="string">
            <text:p>1-2-1-01-01-002</text:p>
          </table:table-cell>
          <table:table-cell table:style-name="ce248" office:value-type="string" calcext:value-type="string">
            <text:p>INVENTARIO GUAYAQUI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9" office:value-type="float" office:value="264271.33" calcext:value-type="float">
            <text:p>264,27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3"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3"/>
          <table:table-cell table:style-name="ce249" table:number-columns-repeated="2"/>
          <table:table-cell table:number-columns-repeated="621"/>
        </table:table-row>
        <table:table-row table:style-name="ro1">
          <table:table-cell table:number-columns-repeated="2"/>
          <table:table-cell table:style-name="ce247" office:value-type="string" calcext:value-type="string">
            <text:p>-11,969.09</text:p>
          </table:table-cell>
          <table:table-cell table:style-name="ce249" office:value-type="float" office:value="11969.09" calcext:value-type="float">
            <text:p>11,969.09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74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24,908.65</text:p>
          </table:table-cell>
          <table:table-cell table:style-name="ce249" office:value-type="float" office:value="12939.56" calcext:value-type="float">
            <text:p>12,939.56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80 BATERIAS HR-128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20,379.81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45288.46" calcext:value-type="float">
            <text:p>45,288.4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table:style-name="ce249" office:value-type="float" office:value="20379.81" calcext:value-type="float">
            <text:p>20,379.81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126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14,880.49</text:p>
          </table:table-cell>
          <table:table-cell table:style-name="ce249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29,760.98</text:p>
          </table:table-cell>
          <table:table-cell table:style-name="ce249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44,641.47</text:p>
          </table:table-cell>
          <table:table-cell table:style-name="ce249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7,116.7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51758.25" calcext:value-type="float">
            <text:p>51,758.2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table:style-name="ce249" office:value-type="float" office:value="7116.78" calcext:value-type="float">
            <text:p>7,116.78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44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30,253.39</text:p>
          </table:table-cell>
          <table:table-cell table:style-name="ce249" office:value-type="float" office:value="30253.39" calcext:value-type="float">
            <text:p>30,253.39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200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5,126.69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45380.08" calcext:value-type="float">
            <text:p>45,380.0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table:style-name="ce249" office:value-type="float" office:value="15126.69" calcext:value-type="float">
            <text:p>15,126.69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100 BATERIAS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5,380.0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45380.08" calcext:value-type="float">
            <text:p>45,380.0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0,253.39</text:p>
          </table:table-cell>
          <table:table-cell table:style-name="ce249" office:value-type="float" office:value="15126.69" calcext:value-type="float">
            <text:p>15,126.69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100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5,412.84</text:p>
          </table:table-cell>
          <table:table-cell table:style-name="ce249" office:value-type="float" office:value="4840.55" calcext:value-type="float">
            <text:p>4,840.5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32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2,706.42</text:p>
          </table:table-cell>
          <table:table-cell table:style-name="ce249" office:value-type="float" office:value="12706.42" calcext:value-type="float">
            <text:p>12,706.4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table:style-name="ce249" office:value-type="float" office:value="12706.42" calcext:value-type="float">
            <text:p>12,706.4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36,866.79</text:p>
          </table:table-cell>
          <table:table-cell table:style-name="ce249" office:value-type="float" office:value="36866.79" calcext:value-type="float">
            <text:p>36,866.79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Costeo de 270 baterias DM-1212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36866.79" calcext:value-type="float">
            <text:p>36,866.7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39,597.67</text:p>
          </table:table-cell>
          <table:table-cell table:style-name="ce249" office:value-type="float" office:value="39597.67" calcext:value-type="float">
            <text:p>39,597.67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Costeo de 290 baterias HR-1280</text:p>
          </table:table-cell>
          <table:table-cell/>
          <table:table-cell table:style-name="ce249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39597.67" calcext:value-type="float">
            <text:p>39,597.67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/>
          <table:table-cell table:style-name="ce249"/>
          <table:table-cell table:number-columns-repeated="816"/>
        </table:table-row>
        <table:table-row table:style-name="ro6">
          <table:table-cell table:style-name="ce247" office:value-type="string" calcext:value-type="string">
            <text:p>1-2-1-02</text:p>
          </table:table-cell>
          <table:table-cell table:style-name="ce248" office:value-type="string" calcext:value-type="string">
            <text:p>IMPORTACIONES</text:p>
          </table:table-cell>
          <table:table-cell office:value-type="float" office:value="750" calcext:value-type="float">
            <text:p>750</text:p>
          </table:table-cell>
          <table:table-cell table:style-name="ce249" table:number-columns-repeated="3"/>
          <table:table-cell table:number-columns-repeated="2"/>
          <table:table-cell table:style-name="ce249" table:number-columns-repeated="2"/>
          <table:table-cell table:number-columns-repeated="819"/>
        </table:table-row>
        <table:table-row table:style-name="ro6">
          <table:table-cell table:style-name="ce247" office:value-type="string" calcext:value-type="string">
            <text:p>1-2-1-02-01</text:p>
          </table:table-cell>
          <table:table-cell table:style-name="ce248" office:value-type="string" calcext:value-type="string">
            <text:p>IMPORTACIONES <text:s/>EN <text:s/>TRANSITO</text:p>
          </table:table-cell>
          <table:table-cell office:value-type="float" office:value="750" calcext:value-type="float">
            <text:p>750</text:p>
          </table:table-cell>
          <table:table-cell table:style-name="ce249" table:number-columns-repeated="3"/>
          <table:table-cell table:number-columns-repeated="2"/>
          <table:table-cell table:style-name="ce249" table:number-columns-repeated="2"/>
          <table:table-cell table:number-columns-repeated="819"/>
        </table:table-row>
        <table:table-row table:style-name="ro6">
          <table:table-cell table:style-name="ce247" office:value-type="string" calcext:value-type="string">
            <text:p>1-2-1-02-01-001</text:p>
          </table:table-cell>
          <table:table-cell table:style-name="ce248" office:value-type="string" calcext:value-type="string">
            <text:p>TRAMITES DESADUANIZACION</text:p>
          </table:table-cell>
          <table:table-cell office:value-type="float" office:value="750" calcext:value-type="float">
            <text:p>750</text:p>
          </table:table-cell>
          <table:table-cell table:style-name="ce249" office:value-type="float" office:value="16938.13" calcext:value-type="float">
            <text:p>16,938.13</text:p>
          </table:table-cell>
          <table:table-cell table:style-name="ce249" office:value-type="float" office:value="16206.89" calcext:value-type="float">
            <text:p>16,206.89</text:p>
          </table:table-cell>
          <table:table-cell table:style-name="ce249" office:value-type="float" office:value="1481.24" calcext:value-type="float">
            <text:p>1,481.2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 table:number-columns-repeated="8"/>
          <table:table-cell table:style-name="ce250"/>
          <table:table-cell table:number-columns-repeated="8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 table:number-columns-repeated="8"/>
          <table:table-cell table:style-name="ce250"/>
          <table:table-cell table:number-columns-repeated="8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 table:number-columns-repeated="3"/>
          <table:table-cell table:style-name="ce249" table:number-columns-repeated="2"/>
          <table:table-cell table:number-columns-repeated="387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,549.20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,793.7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244.56" calcext:value-type="float">
            <text:p>2,244.56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,593.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,531.2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3937.5" calcext:value-type="float">
            <text:p>3,937.5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7,706.2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9,586.2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880" calcext:value-type="float">
            <text:p>1,880.0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,204.1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617.9" calcext:value-type="float">
            <text:p>1,617.9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,954.1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,398.70</text:p>
          </table:table-cell>
          <table:table-cell office:value-type="float" office:value="0" calcext:value-type="float">
            <text:p>0</text:p>
          </table:table-cell>
          <table:table-cell office:value-type="float" office:value="444.54" calcext:value-type="float">
            <text:p>444.5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1,198.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RECLASIFIC. GASTO POR ALMACENAMIENTO SIMPLE PO #TD021-20 EVEREXCCED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,948.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0,698.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9,904.62</text:p>
          </table:table-cell>
          <table:table-cell office:value-type="float" office:value="794.08" calcext:value-type="float">
            <text:p>794.08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9,704.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9,464.6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8,779.13</text:p>
          </table:table-cell>
          <table:table-cell office:value-type="float" office:value="685.49" calcext:value-type="float">
            <text:p>685.49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8,704.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7,904.93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7,729.9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4,989.93</text:p>
          </table:table-cell>
          <table:table-cell table:style-name="ce249" office:value-type="float" office:value="2740" calcext:value-type="float">
            <text:p>2,740.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4,749.9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4,687.43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4,552.4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4,352.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2,472.43</text:p>
          </table:table-cell>
          <table:table-cell table:style-name="ce249" office:value-type="float" office:value="1880" calcext:value-type="float">
            <text:p>1,880.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2,297.4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,517.03</text:p>
          </table:table-cell>
          <table:table-cell office:value-type="float" office:value="780.4" calcext:value-type="float">
            <text:p>780.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,497.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,085.49</text:p>
          </table:table-cell>
          <table:table-cell office:value-type="float" office:value="411.54" calcext:value-type="float">
            <text:p>411.5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7">
          <table:table-cell table:number-columns-repeated="2"/>
          <table:table-cell table:style-name="ce247" office:value-type="string" calcext:value-type="string">
            <text:p><text:s/>1,052.4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72.09</text:p>
          </table:table-cell>
          <table:table-cell office:value-type="float" office:value="780.4" calcext:value-type="float">
            <text:p>780.4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70.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METROMODAL - NC #4521: APLICADA A FACTURA #001-001-000123706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642.09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4372" calcext:value-type="float">
            <text:p>4,372.0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444.0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381.59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246.5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,046.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,806.5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,773.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,336.66</text:p>
          </table:table-cell>
          <table:table-cell office:value-type="float" office:value="436.93" calcext:value-type="float">
            <text:p>436.93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,520.06</text:p>
          </table:table-cell>
          <table:table-cell office:value-type="float" office:value="816.6" calcext:value-type="float">
            <text:p>816.6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,320.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,271.31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51.31</text:p>
          </table:table-cell>
          <table:table-cell table:style-name="ce249" office:value-type="float" office:value="2020" calcext:value-type="float">
            <text:p>2,020.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88.81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3.8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,481.24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467.43" calcext:value-type="float">
            <text:p>1,467.43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9"/>
          <table:table-cell table:number-columns-repeated="815"/>
        </table:table-row>
        <table:table-row table:style-name="ro6">
          <table:table-cell table:style-name="ce247" office:value-type="string" calcext:value-type="string">
            <text:p>1-2-1-02-01-002</text:p>
          </table:table-cell>
          <table:table-cell table:style-name="ce248" office:value-type="string" calcext:value-type="string">
            <text:p>EVERECEED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57930.49" calcext:value-type="float">
            <text:p>257,930.49</text:p>
          </table:table-cell>
          <table:table-cell table:style-name="ce249" office:value-type="float" office:value="257929.69" calcext:value-type="float">
            <text:p>257,929.6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7"/>
          <table:table-cell table:style-name="ce249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 table:number-columns-repeated="6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 table:number-columns-repeated="8"/>
          <table:table-cell table:style-name="ce250"/>
          <table:table-cell table:number-columns-repeated="3"/>
          <table:table-cell table:style-name="ce249"/>
          <table:table-cell table:number-columns-repeated="4"/>
          <table:table-cell table:style-name="ce250"/>
          <table:table-cell/>
          <table:table-cell table:style-name="ce249" table:number-columns-repeated="2"/>
          <table:table-cell table:number-columns-repeated="5"/>
          <table:table-cell table:style-name="ce250"/>
          <table:table-cell table:number-columns-repeated="2"/>
          <table:table-cell table:style-name="ce249"/>
          <table:table-cell table:number-columns-repeated="5"/>
          <table:table-cell table:style-name="ce250"/>
          <table:table-cell/>
          <table:table-cell table:style-name="ce249"/>
          <table:table-cell/>
          <table:table-cell table:style-name="ce249"/>
          <table:table-cell table:number-columns-repeated="4"/>
          <table:table-cell table:style-name="ce250"/>
          <table:table-cell table:number-columns-repeated="3"/>
          <table:table-cell table:style-name="ce249" table:number-columns-repeated="2"/>
          <table:table-cell table:number-columns-repeated="594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2,825.73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2825.73" calcext:value-type="float">
            <text:p>22,825.7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402" calcext:value-type="float">
            <text:p>169402</text:p>
          </table:table-cell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ND 175792-0 :ND:0-175792 PAGO FACT#19082837EE COM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table:style-name="ce249" office:value-type="float" office:value="22825.73" calcext:value-type="float">
            <text:p>22,825.73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-6,852.50</text:p>
          </table:table-cell>
          <table:table-cell table:style-name="ce249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6852.5" calcext:value-type="float">
            <text:p>6,852.5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602" calcext:value-type="float">
            <text:p>170602</text:p>
          </table:table-cell>
          <table:table-cell table:style-name="ce250" office:value-type="date" office:date-value="2020-02-29" calcext:value-type="date">
            <text:p>29/02/2020</text:p>
          </table:table-cell>
          <table:table-cell office:value-type="string" calcext:value-type="string">
            <text:p>ND 174006-0 :ND:0-174006 Pago 10% anticipo Everexc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702" calcext:value-type="float">
            <text:p>1737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759340-0 :ND:0-1759340 Alcance a N/D transacci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6,852.5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6852.3" calcext:value-type="float">
            <text:p>6,852.3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002" calcext:value-type="float">
            <text:p>1730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75934-0 :ND:0-175934 2do anticipo EverExceed 1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2,315.8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5463.38" calcext:value-type="float">
            <text:p>5,463.3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002" calcext:value-type="float">
            <text:p>172002</text:p>
          </table:table-cell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ND 174555-0 :ND:0-174555 2do Anticipo EverExceed T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5,463.38</text:p>
          </table:table-cell>
          <table:table-cell table:style-name="ce249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32,873.3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7410" calcext:value-type="float">
            <text:p>27,410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902" calcext:value-type="float">
            <text:p>1739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176136-0 :ND:0-176136 3ER ANTICIPO EVEREXCEED T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6,578.38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705" calcext:value-type="float">
            <text:p>13,705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802" calcext:value-type="float">
            <text:p>174802</text:p>
          </table:table-cell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ND 176191-0 :ND:0-176191 4TO ABONO EVEREXCEED TD02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5,463.38</text:p>
          </table:table-cell>
          <table:table-cell table:style-name="ce249" office:value-type="float" office:value="41115" calcext:value-type="float">
            <text:p>41,115.0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,926.7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5463.38" calcext:value-type="float">
            <text:p>5,463.38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202" calcext:value-type="float">
            <text:p>1762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608-0 :ND:0-176608 2DO ANTICIPO EVEREXCEED T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24,631.7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705" calcext:value-type="float">
            <text:p>13,705.0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602" calcext:value-type="float">
            <text:p>176602</text:p>
          </table:table-cell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ND 176769-0 :ND:0-176769 PAGO FINAL EVEREXCEED TD0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,926.76</text:p>
          </table:table-cell>
          <table:table-cell table:style-name="ce249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43,707.04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32780.28" calcext:value-type="float">
            <text:p>32,780.2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702" calcext:value-type="float">
            <text:p>178702</text:p>
          </table:table-cell>
          <table:table-cell table:style-name="ce250" office:value-type="date" office:date-value="2020-06-30" calcext:value-type="date">
            <text:p>30/06/2020</text:p>
          </table:table-cell>
          <table:table-cell office:value-type="string" calcext:value-type="string">
            <text:p>ND 176883-0 :ND:0-176883 3er Anticipo Everexceed 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54,636.80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0929.76" calcext:value-type="float">
            <text:p>10,929.7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002" calcext:value-type="float">
            <text:p>1810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177532-0 :ND:0-0177532 Pago final proveedor Ev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68,629.57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13992.77" calcext:value-type="float">
            <text:p>13,992.7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002" calcext:value-type="float">
            <text:p>182002</text:p>
          </table:table-cell>
          <table:table-cell table:style-name="ce250" office:value-type="date" office:date-value="2020-07-31" calcext:value-type="date">
            <text:p>31/07/2020</text:p>
          </table:table-cell>
          <table:table-cell office:value-type="string" calcext:value-type="string">
            <text:p>ND 0000177695-0 :ND:0-0000177695 Anticipo 10% Ever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96,615.11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27985.54" calcext:value-type="float">
            <text:p>27,985.5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602" calcext:value-type="float">
            <text:p>183602</text:p>
          </table:table-cell>
          <table:table-cell table:style-name="ce250" office:value-type="date" office:date-value="2020-08-31" calcext:value-type="date">
            <text:p>31/08/2020</text:p>
          </table:table-cell>
          <table:table-cell office:value-type="string" calcext:value-type="string">
            <text:p>TR 22-0 EVEREXCEED CORPORA :DB -1070987135: EverEx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96,615.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8-31" calcext:value-type="date">
            <text:p>31/08/2020</text:p>
          </table:table-cell>
          <table:table-cell office:value-type="string" calcext:value-type="string">
            <text:p>Everexceed Corporation: Regularizaci saldo de proveedor por exceso en pago ND# 172041 POTD020-19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66,579.76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69963.85" calcext:value-type="float">
            <text:p>69,963.8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802" calcext:value-type="float">
            <text:p>184802</text:p>
          </table:table-cell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TR 31-0 EVEREXCEED CORPORA :DB -1070987135: EverEx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38,594.22</text:p>
          </table:table-cell>
          <table:table-cell table:style-name="ce249" office:value-type="float" office:value="27985.54" calcext:value-type="float">
            <text:p>27,985.54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22 a Fact# EE20071421 EverExceed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68,630.37</text:p>
          </table:table-cell>
          <table:table-cell table:style-name="ce249" office:value-type="float" office:value="69963.85" calcext:value-type="float">
            <text:p>69,963.85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31 a Fact# EE20071421 EverExceed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10,930.56</text:p>
          </table:table-cell>
          <table:table-cell table:style-name="ce249" office:value-type="float" office:value="57699.81" calcext:value-type="float">
            <text:p>57,699.81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>
          <table:table-cell table:number-columns-repeated="2"/>
          <table:table-cell table:style-name="ce247" office:value-type="string" calcext:value-type="string">
            <text:p><text:s/>.80</text:p>
          </table:table-cell>
          <table:table-cell table:style-name="ce249" office:value-type="float" office:value="10929.76" calcext:value-type="float">
            <text:p>10,929.76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style-name="ce249" table:number-columns-repeated="2"/>
          <table:table-cell table:number-columns-repeated="816"/>
        </table:table-row>
        <table:table-row table:style-name="ro1" table:number-rows-repeated="1048384">
          <table:table-cell table:number-columns-repeated="829"/>
        </table:table-row>
        <table:table-row table:style-name="ro1">
          <table:table-cell table:number-columns-repeated="8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58:07.6602161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3:16:55.801816116</dc:date>
    <meta:editing-cycles>4</meta:editing-cycles>
    <meta:editing-duration>PT35M18S</meta:editing-duration>
    <meta:document-statistic meta:table-count="2" meta:cell-count="1701" meta:object-count="0"/>
  </office:meta>
</office:document-meta>
</file>